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0.82cm"/>
    </style:style>
    <style:style style:name="co10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22cm"/>
    </style:style>
    <style:style style:name="co4" style:family="table-column">
      <style:table-column-properties fo:break-before="auto" style:column-width="2.254cm"/>
    </style:style>
    <style:style style:name="co5" style:family="table-column">
      <style:table-column-properties fo:break-before="auto" style:column-width="1.351cm"/>
    </style:style>
    <style:style style:name="co6" style:family="table-column">
      <style:table-column-properties fo:break-before="auto" style:column-width="1.767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6.325cm"/>
    </style:style>
    <style:style style:name="co12" style:family="table-column">
      <style:table-column-properties fo:break-before="auto" style:column-width="1.699cm"/>
    </style:style>
    <style:style style:name="co13" style:family="table-column">
      <style:table-column-properties fo:break-before="auto" style:column-width="6.313cm"/>
    </style:style>
    <style:style style:name="co14" style:family="table-column">
      <style:table-column-properties fo:break-before="auto" style:column-width="8.012cm"/>
    </style:style>
    <style:style style:name="ro6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3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" style:family="table-cell" style:parent-style-name="Default">
      <style:table-cell-properties fo:background-color="#c0c0c0" style:text-align-source="fix" style:repeat-content="false" fo:border="0.035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border="0.035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  <style:text-properties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Feuille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number-columns-repeated="3" table:default-cell-style-name="ce6"/>
        <table:table-column table:style-name="co9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4" table:number-columns-repeated="2" table:default-cell-style-name="ce6"/>
        <table:table-column table:style-name="co10" table:number-columns-repeated="1009" table:default-cell-style-name="ce8"/>
        <table:table-row table:style-name="ro3">
          <table:table-cell office:value-type="string">
            <text:p>N°</text:p>
          </table:table-cell>
          <table:table-cell office:value-type="string">
            <text:p>Date</text:p>
          </table:table-cell>
          <table:table-cell office:value-type="string">
            <text:p>Heure</text:p>
          </table:table-cell>
          <table:table-cell office:value-type="string">
            <text:p>Terrain</text:p>
          </table:table-cell>
          <table:table-cell office:value-type="string">
            <text:p>Competition</text:p>
          </table:table-cell>
          <table:table-cell office:value-type="string">
            <text:p>Phase (niveau)</text:p>
          </table:table-cell>
          <table:table-cell office:value-type="string">
            <text:p>Lieu</text:p>
          </table:table-cell>
          <table:table-cell office:value-type="string">
            <text:p>Journée</text:p>
          </table:table-cell>
          <table:table-cell office:value-type="string">
            <text:p>Libelle – code</text:p>
          </table:table-cell>
          <table:table-cell office:value-type="string">
            <text:p>Equipe A</text:p>
          </table:table-cell>
          <table:table-cell office:value-type="string">
            <text:p>Score A</text:p>
          </table:table-cell>
          <table:table-cell office:value-type="string">
            <text:p>Score B</text:p>
          </table:table-cell>
          <table:table-cell office:value-type="string">
            <text:p>Equipe B</text:p>
          </table:table-cell>
          <table:table-cell office:value-type="string">
            <text:p>Arbitre principal</text:p>
          </table:table-cell>
          <table:table-cell office:value-type="string">
            <text:p>Arbitre secondaire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[a;block=table:table-row][a.Numero_ordre]</text:p>
          </table:table-cell>
          <table:table-cell table:style-name="ce3" office:value-type="string">
            <text:p>[a.Date_match]</text:p>
          </table:table-cell>
          <table:table-cell table:style-name="ce5" office:value-type="string">
            <text:p>[a.Heure_match]</text:p>
          </table:table-cell>
          <table:table-cell table:style-name="ce7" office:value-type="string">
            <text:p>[a.Terrain]</text:p>
          </table:table-cell>
          <table:table-cell table:style-name="ce7" office:value-type="string">
            <text:p>[a.Code_competition]</text:p>
          </table:table-cell>
          <table:table-cell table:style-name="ce7" office:value-type="string">
            <text:p>[a.Phase] ([a.Niveau])</text:p>
          </table:table-cell>
          <table:table-cell table:style-name="ce7" office:value-type="string">
            <text:p>[a.Lieu]</text:p>
          </table:table-cell>
          <table:table-cell table:style-name="ce7" office:value-type="string">
            <text:p>[a.LibelleJournee]</text:p>
          </table:table-cell>
          <table:table-cell table:style-name="ce7" office:value-type="string">
            <text:p>[a.Libelle]</text:p>
          </table:table-cell>
          <table:table-cell table:style-name="ce7" office:value-type="string">
            <text:p>[a.EquipeA]</text:p>
          </table:table-cell>
          <table:table-cell table:style-name="ce7" office:value-type="string">
            <text:p>[a.ScoreA]</text:p>
          </table:table-cell>
          <table:table-cell table:style-name="ce7" office:value-type="string">
            <text:p>[a.ScoreB]</text:p>
          </table:table-cell>
          <table:table-cell table:style-name="ce7" office:value-type="string">
            <text:p>[a.EquipeB]</text:p>
          </table:table-cell>
          <table:table-cell table:style-name="ce7" office:value-type="string">
            <text:p>[a.Arbitre_principal]</text:p>
          </table:table-cell>
          <table:table-cell table:style-name="ce7" office:value-type="string">
            <text:p>[a.Arbitre_secondaire]</text:p>
          </table:table-cell>
          <table:table-cell table:style-name="Default" table:number-columns-repeated="1009"/>
        </table:table-row>
      </table:table>
      <table:table table:name="Feuille2" table:style-name="ta1" table:print="false">
        <table:table-column table:style-name="co11" table:default-cell-style-name="ce13"/>
        <table:table-row table:style-name="ro6">
          <table:table-cell office:value-type="string">
            <text:p>[onshow..error_msg]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Feuille1.A1:Feuille1.O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 number:textual="true"/>
      <number:text> </number:text>
      <number:year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fo:background-color="transparent" style:scale-to-X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3/09/2013</text:date>, <text:time>23:0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4T09:11:52.02</meta:creation-date>
    <dc:date>2013-09-03T23:09:57.44</dc:date>
    <meta:editing-duration>PT9H57M14S</meta:editing-duration>
    <meta:editing-cycles>67</meta:editing-cycles>
    <meta:generator>OpenOffice/4.0.0$Win32 OpenOffice.org_project/400m3$Build-9702</meta:generator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